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preformated">
      <style:paragraph-properties fo:margin-left="1.251cm" fo:margin-right="0cm" fo:text-indent="0cm" style:auto-text-indent="false"/>
    </style:style>
    <style:style style:name="P9" style:family="paragraph" style:parent-style-name="Standard" style:list-style-name="L5">
      <style:text-properties fo:font-size="10pt" style:font-size-asian="10pt" style:font-size-complex="10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9.04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PR – Uvod u programiranje</text:h>
      <text:p text:style-name="P2"/>
      <text:h text:style-name="naslov_5f_podnaslov" text:outline-level="1">Seminarski rad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/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</table:table>
      <text:p text:style-name="Standard"/>
      <text:h text:style-name="P18" text:outline-level="2">1. Pozadina</text:h>
      <text:p text:style-name="Text_20_body">Student je položio ispit “Programiranje 1” na ETF-u Sarajevo. <text:s/>Na tom predmetu je korišten programski jezik Pascal.</text:p>
      <text:p text:style-name="Text_20_body">Svrha ovog seminarskog je demonstracija vještina u korištenju programskog jezika C/C++.</text:p>
      <text:p text:style-name="Text_20_body">Seminarski treba da sadrži praktični rad po izboru studenta, koji će obuhvatiti sve programske strukture i elemente koji se obrađuju na ovom predmetu.</text:p>
      <text:h text:style-name="Heading_20_2" text:outline-level="2">2. Uvod</text:h>
      <text:p text:style-name="Text_20_body">Iskreno rečeno, najteži dio posla za mene je odabir programskog zadatka koji će zadovoljiti zahtjeve nastavnika, a ujedno predstavljati neki smislen programski kod :(.</text:p>
      <text:p text:style-name="Text_20_body">Kako se moja firma bavi izradom poslovnih programskih rješenja, odlučio sam da odaberem neki segment iz naših aplikacija i napravim ga u C/C++. </text:p>
      <text:p text:style-name="Text_20_body">Odabrao sam izradu – štampu porezne fakture, naravno u pojednostavljenoj formi :).</text:p>
      <text:p text:style-name="Text_20_body"/>
      <text:h text:style-name="P18" text:outline-level="2">3. Programski zadatak</text:h>
      <text:p text:style-name="Text_20_body">Napraviti program koji će na osnovu predefinisanog seta (statički šifrarnici) ulaznih podataka generisati poreznu fakturu.</text:p>
      <text:h text:style-name="Heading_20_3" text:outline-level="3">3.1 Ulazni podaci</text:h>
      <text:p text:style-name="Text_20_body"/>
      <text:p text:style-name="Text_20_body">Korisnik će imati na izbor odabir sljedećih predefinisanih podataka:</text:p>
      <text:p text:style-name="P5">3.1.1 Partneri (Kupci):</text:p>
      <text:list xml:id="list2133352836" text:style-name="L1">
        <text:list-item>
          <text:p text:style-name="P10">P1 – Rama-glas Sarajevo</text:p>
        </text:list-item>
        <text:list-item>
          <text:p text:style-name="P10">P2 – Finkon Sarajevo</text:p>
        </text:list-item>
        <text:list-item>
          <text:p text:style-name="P10">P3 – Agencija GM Konjic</text:p>
        </text:list-item>
      </text:list>
      <text:p text:style-name="Text_20_body"/>
      <text:p text:style-name="P5">3.1.2 Dobra (roba/usluge) koja se fakturišu kupcima:</text:p>
      <text:list xml:id="list727247275" text:style-name="L2">
        <text:list-item>
          <text:p text:style-name="P11">D1 – Programerska aktivnost – 90 KM/h (cijena bez PDV)</text:p>
        </text:list-item>
        <text:list-item>
          <text:p text:style-name="P11">D2 – System admin aktivnost - 60 KM/h</text:p>
        </text:list-item>
        <text:list-item>
          <text:p text:style-name="P11">D3 – Servisna aktivnost – 50 KM/h</text:p>
        </text:list-item>
      </text:list>
      <text:p text:style-name="Text_20_body"/>
      <text:p text:style-name="P5">3.1.3 Porezna stopa PDV = 17%</text:p>
      <text:p text:style-name="Text_20_body"/>
      <text:h text:style-name="Heading_20_3" text:outline-level="3">3.2 <text:s/>User story</text:h>
      <text:p text:style-name="Text_20_body"/>
      <text:p text:style-name="Text_20_body">Definišimo uobičajeni tok aplikacije korištenja (application workflow);</text:p>
      <text:p text:style-name="Text_20_body"/>
      <text:p text:style-name="P6">3.2.1) <text:s/>Odabir partnera:</text:p>
      <text:p text:style-name="Text_20_body">Korisnik putem menija odabire jednog od kupaca iz šifrarnika 3.1.1</text:p>
      <text:p text:style-name="P6"/>
      <text:p text:style-name="P6">3.2. 2) Unos stavki fakture: </text:p>
      <text:p text:style-name="Text_20_body">Nakon odabira kupca unosi stavke fakture i to: odabir dobra putem menija (šifrarnik 3.1.2), te količinu.</text:p>
      <text:p text:style-name="Text_20_body">Ako korisnik unese 10 stavki, program prekida (max stavki fakture).</text:p>
      <text:p text:style-name="Text_20_body">Ako korisnik unese 0 prilikom odabira dobra, program takođe prekida rad.</text:p>
      <text:p text:style-name="Text_20_body"/>
      <text:p text:style-name="P6">3.2.3) Prikaz fakture.</text:p>
      <text:p text:style-name="Text_20_body">Nakon toga program vrši obračun stavki:</text:p>
      <text:list xml:id="list181415113" text:style-name="L3">
        <text:list-item>
          <text:p text:style-name="P12">Ukupno bez PDV</text:p>
        </text:list-item>
        <text:list-item>
          <text:p text:style-name="P12">PDV</text:p>
        </text:list-item>
        <text:list-item>
          <text:p text:style-name="P12">SVEUKUPNO Sa PDV</text:p>
        </text:list-item>
      </text:list>
      <text:p text:style-name="Text_20_body"/>
      <text:p text:style-name="Text_20_body"/>
      <text:p text:style-name="P6"><text:soft-page-break/>3.2.4 <text:s/>Prikaz fakture - primjer</text:p>
      <text:p text:style-name="Text_20_body"/>
      <text:p text:style-name="Text_20_body">Kao rezultat dobijamo artifakt – tekstualnu fakturu kao na <text:s/>slici:</text:p>
      <text:p text:style-name="Text_20_body"/>
      <text:p text:style-name="P8">=============================================================================== </text:p>
      <text:p text:style-name="P8">Naziv firme: bring.out. doo Sarajevo </text:p>
      <text:p text:style-name="P8">Adresa: <text:s text:c="5"/>Juraja Najtharta 3, 71000 Sarajevo </text:p>
      <text:p text:style-name="P8">web: <text:s text:c="8"/>http://www.bring.out.ba </text:p>
      <text:p text:style-name="P8">------------------------------------------------------------------------------- </text:p>
      <text:p text:style-name="P8"><text:s text:c="61"/>Datum: 2010-04-19 </text:p>
      <text:p text:style-name="P8">=============================================================================== </text:p>
      <text:p text:style-name="P8">Kupac: Finkon Sarajevo </text:p>
      <text:p text:style-name="P8">=============================================================================== </text:p>
      <text:p text:style-name="P8"><text:s text:c="2"/>R.br <text:s text:c="6"/>Dobro <text:s text:c="29"/>Kolicina <text:s text:c="3"/>Cijena <text:s/>Vrijednost </text:p>
      <text:p text:style-name="P8">------------------------------------------------------------------------------- </text:p>
      <text:p text:style-name="P8"><text:s text:c="4"/>1. Programerske aktivnosti <text:s text:c="22"/>2.30 <text:s text:c="4"/>90.00 <text:s text:c="5"/>207.00 </text:p>
      <text:p text:style-name="P8"><text:s text:c="4"/>2. Servisne aktivnosti <text:s text:c="26"/>4.80 <text:s text:c="4"/>50.00 <text:s text:c="5"/>240.00 </text:p>
      <text:p text:style-name="P8">------------------------------------------------------------------------------- </text:p>
      <text:p text:style-name="P8"><text:s text:c="47"/>Ukupno BEZ PDV (KM): <text:s text:c="5"/>447.00 </text:p>
      <text:p text:style-name="P8"><text:s text:c="58"/>PDV (KM): <text:s text:c="6"/>75.99 </text:p>
      <text:p text:style-name="P8"><text:s text:c="45"/>SVEUKUPNO SA PDV (KM): <text:s text:c="5"/>522.99 </text:p>
      <text:p text:style-name="P8">===============================================================================</text:p>
      <text:p text:style-name="Text_20_body"/>
      <text:h text:style-name="Heading_20_2" text:outline-level="2">4. Testiranje</text:h>
      <text:p text:style-name="Text_20_body"/>
      <text:p text:style-name="Text_20_body">Sa ruby interaktivnim alatom ručno provjerena je provjerena matematička ispravnost programa:</text:p>
      <text:p text:style-name="P8"/>
      <text:p text:style-name="P8">irb(main):001:0&gt; (2.3*90+4.80*50)*1.17 </text:p>
      <text:p text:style-name="P8">=&gt; 522.99</text:p>
      <text:p text:style-name="Text_20_body"/>
      <text:h text:style-name="P17" text:outline-level="2"/>
      <text:h text:style-name="P18" text:outline-level="2">5. Reference</text:h>
      <text:p text:style-name="Text_20_body"><text:span text:style-name="Citation"/></text:p>
      <text:list xml:id="list329940394" text:style-name="L4">
        <text:list-item>
          <text:p text:style-name="P13"><text:span text:style-name="Citation">Beginning ANSI C++, Ivor Horton, Apress 2004</text:span></text:p>
        </text:list-item>
        <text:list-item>
          <text:p text:style-name="P13"><text:span text:style-name="Citation">Google pretraga/internet sadržaji</text:span></text:p>
        </text:list-item>
      </text:list>
      <text:list xml:id="list1287076384" text:style-name="L5">
        <text:list-item>
          <text:p text:style-name="P14"><text:span text:style-name="Citation">content.hccfl.edu/pollock/CPlus/IOStream.doc</text:span></text:p>
        </text:list-item>
        <text:list-item>
          <text:p text:style-name="P9">http://www.cplusplus.com/reference/clibrary/cstring/strcmp/</text:p>
        </text:list-item>
      </text:list>
      <text:p text:style-name="Text_20_body"><text:span text:style-name="Citation"/></text:p>
      <text:p text:style-name="Text_20_body"><text:span text:style-name="Citation"/></text:p>
      <text:h text:style-name="Heading_20_2" text:outline-level="2">6. Radno okruženje</text:h>
      <text:p text:style-name="Text_20_body"/>
      <text:list xml:id="list719309830" text:style-name="L6">
        <text:list-item>
          <text:p text:style-name="P15">Radna stanica OS: Ubuntu desktop 10.04</text:p>
        </text:list-item>
        <text:list-item>
          <text:p text:style-name="P15">Aplikacije:</text:p>
        </text:list-item>
        <text:list-item>
          <text:p text:style-name="P16">Openoffice 3.2</text:p>
        </text:list-item>
        <text:list-item>
          <text:p text:style-name="P16">Eclipse 3.5.2</text:p>
        </text:list-item>
        <text:list-item>
          <text:p text:style-name="P16">vi editor</text:p>
        </text:list-item>
        <text:list-item>
          <text:p text:style-name="P15">compiler: gcc 4.4.3</text:p>
        </text:list-item>
        <text:list-item>
          <text:p text:style-name="P15">ruby 1.8.7 sa irb utility-jem</text:p>
        </text:list-item>
      </text:list>
      <text:p text:style-name="Text_20_body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upr/trees/master/seminarski</text:p>
      <text:h text:style-name="P18" text:outline-level="2">8. Source kod</text:h>
      <text:p text:style-name="Text_20_body"><text:a xlink:type="simple" xlink:href="http://gitorious.org/fit-mostar/upr/blobs/master/seminarski/fakturisi.cpp"/></text:p>
      <text:p text:style-name="Text_20_body">Na lokaciji <text:s/><text:a xlink:type="simple" xlink:href="http://gitorious.org/fit-mostar/upr/blobs/master/seminarski/fakturisi.cpp">http://gitorious.org/fit-mostar/upr/blobs/master/seminarski/fakturisi.cpp</text:a> nalazi se puno pregledniji prikaz source koda:</text:p>
      <text:p text:style-name="source_5f_code">======= početak ==================</text:p>
      <text:p text:style-name="source_5f_code">#include &lt;iostream&gt; </text:p>
      <text:p text:style-name="source_5f_code"/>
      <text:p text:style-name="source_5f_code">// setw ... </text:p>
      <text:p text:style-name="source_5f_code">#include &lt;iomanip&gt; </text:p>
      <text:p text:style-name="source_5f_code"/>
      <text:p text:style-name="source_5f_code">#include &lt;stdio.h&gt; </text:p>
      <text:p text:style-name="source_5f_code"/>
      <text:p text:style-name="source_5f_code">// system cmd je definisan u stdlib-u </text:p>
      <text:p text:style-name="source_5f_code">#include &lt;stdlib.h&gt; </text:p>
      <text:p text:style-name="source_5f_code"/>
      <text:p text:style-name="source_5f_code">// strcmp </text:p>
      <text:p text:style-name="source_5f_code">#include &lt;string.h&gt; </text:p>
      <text:p text:style-name="source_5f_code"/>
      <text:p text:style-name="source_5f_code">#include &lt;math.h&gt; </text:p>
      <text:p text:style-name="source_5f_code"/>
      <text:p text:style-name="source_5f_code">using namespace std; </text:p>
      <text:p text:style-name="source_5f_code"/>
      <text:p text:style-name="source_5f_code">// ------------------------ begin konstante ------------------------------------------------ </text:p>
      <text:p text:style-name="source_5f_code"/>
      <text:p text:style-name="source_5f_code">// sirina terminala </text:p>
      <text:p text:style-name="source_5f_code">const int COL_COUNT = 80; </text:p>
      <text:p text:style-name="source_5f_code">const char LINIJA_DEBELA = '='; </text:p>
      <text:p text:style-name="source_5f_code">const char LINIJA_TANKA = '-'; </text:p>
      <text:p text:style-name="source_5f_code"/>
      <text:p text:style-name="source_5f_code">const char *FIRMA = "bring.out. doo Sarajevo"; </text:p>
      <text:p text:style-name="source_5f_code">const char *FIRMA_WEB = "http://www.bring.out.ba"; </text:p>
      <text:p text:style-name="source_5f_code">const char *FIRMA_ADRESA = "Juraja Najtharta 3, 71000 Sarajevo"; </text:p>
      <text:p text:style-name="source_5f_code"/>
      <text:p text:style-name="source_5f_code"/>
      <text:p text:style-name="source_5f_code">const int KUPCI_LENGTH = 3; </text:p>
      <text:p text:style-name="source_5f_code"/>
      <text:p text:style-name="source_5f_code">// sifrarnik kupaca </text:p>
      <text:p text:style-name="source_5f_code">const char *A_KUPCI_NAZ[] = {"Rama-glas Sarajevo", "Finkon Sarajevo", "Agencija GM Konjic"}; </text:p>
      <text:p text:style-name="source_5f_code"/>
      <text:p text:style-name="source_5f_code">const int DOBRA_LENGTH = 3; </text:p>
      <text:p text:style-name="source_5f_code"/>
      <text:p text:style-name="source_5f_code">// Napomena: </text:p>
      <text:p text:style-name="source_5f_code">// sifranik dobara je predstavljen sa dvije matrice </text:p>
      <text:p text:style-name="source_5f_code">// bilo pi puno bolje koristiti napraviti struct Dobro, u kome bi se u jednoj matrici </text:p>
      <text:p text:style-name="source_5f_code">// sve to stavilo. </text:p>
      <text:p text:style-name="source_5f_code">// Međutim, u UPR-u do te lekcije nismo dosli :). </text:p>
      <text:p text:style-name="source_5f_code"/>
      <text:p text:style-name="source_5f_code">const char *A_DOBRA_NAZ[] = { </text:p>
      <text:p text:style-name="source_5f_code"><text:tab/><text:tab/>"Programerske aktivnosti", </text:p>
      <text:p text:style-name="source_5f_code"><text:tab/><text:tab/>"Sysadmin aktivnosti", </text:p>
      <text:p text:style-name="source_5f_code"><text:tab/><text:tab/>"Servisne aktivnosti" </text:p>
      <text:p text:style-name="source_5f_code">}; </text:p>
      <text:p text:style-name="source_5f_code"/>
      <text:p text:style-name="source_5f_code">const double A_DOBRA_CIJ[] = { </text:p>
      <text:p text:style-name="source_5f_code"><text:tab/><text:tab/>90.00, </text:p>
      <text:p text:style-name="source_5f_code"><text:tab/><text:tab/>70.00, </text:p>
      <text:p text:style-name="source_5f_code"><text:tab/><text:tab/>50.00 </text:p>
      <text:p text:style-name="source_5f_code">}; </text:p>
      <text:p text:style-name="source_5f_code"/>
      <text:p text:style-name="source_5f_code">// dole je definisana a_faktura - <text:s/>3 - dim matrica. </text:p>
      <text:p text:style-name="source_5f_code">// red predstavlja stavku fakture </text:p>
      <text:p text:style-name="source_5f_code"><text:soft-page-break/>// kolona 1: kolicina dobara </text:p>
      <text:p text:style-name="source_5f_code">// kolona 2: id dobra </text:p>
      <text:p text:style-name="source_5f_code">// kolona 3: vrijednost stavke fakture </text:p>
      <text:p text:style-name="source_5f_code"/>
      <text:p text:style-name="source_5f_code">// maksimalno stavki na jednoj fakturi </text:p>
      <text:p text:style-name="source_5f_code">const int FAKTURA_MAX_STAVKI = 10; </text:p>
      <text:p text:style-name="source_5f_code"/>
      <text:p text:style-name="source_5f_code">const int FAKT_COL_KOL = 0; </text:p>
      <text:p text:style-name="source_5f_code">const int FAKT_COL_ID_DOBRA = 1; </text:p>
      <text:p text:style-name="source_5f_code">const int FAKT_COL_ID_VRIJEDNOST = 2; </text:p>
      <text:p text:style-name="source_5f_code"/>
      <text:p text:style-name="source_5f_code">const double PDV_STOPA = 17.00; </text:p>
      <text:p text:style-name="source_5f_code"/>
      <text:p text:style-name="source_5f_code">// ------------------------ end konstante ------------------------------------------------ </text:p>
      <text:p text:style-name="source_5f_code"/>
      <text:p text:style-name="source_5f_code">// ------------------------- begin prototype ---------------------------------------------- </text:p>
      <text:p text:style-name="source_5f_code">void podvuci(const char linija); </text:p>
      <text:p text:style-name="source_5f_code">void show_danasnji_datum(); </text:p>
      <text:p text:style-name="source_5f_code">void show_firma_podaci(); </text:p>
      <text:p text:style-name="source_5f_code">// ------------------------ end prototype ------------------------------------------------ </text:p>
      <text:p text:style-name="source_5f_code"/>
      <text:p text:style-name="source_5f_code"/>
      <text:p text:style-name="source_5f_code">double aFaktura[FAKTURA_MAX_STAVKI][3]; </text:p>
      <text:p text:style-name="source_5f_code"/>
      <text:p text:style-name="source_5f_code"/>
      <text:p text:style-name="source_5f_code"/>
      <text:p text:style-name="source_5f_code">void show_danasnji_datum() { </text:p>
      <text:p text:style-name="source_5f_code">/* 18 znakova ovaj string uzima </text:p>
      <text:p text:style-name="source_5f_code">Datum: 2010-15-12 </text:p>
      <text:p text:style-name="source_5f_code">*/ </text:p>
      <text:p text:style-name="source_5f_code"/>
      <text:p text:style-name="source_5f_code"/>
      <text:p text:style-name="source_5f_code">// hocu dad postignem desno poravnanje </text:p>
      <text:p text:style-name="source_5f_code">for (int i=1; i &lt; (COL_COUNT-18); i++ ) </text:p>
      <text:p text:style-name="source_5f_code"><text:s text:c="3"/>cout &lt;&lt; " "; </text:p>
      <text:p text:style-name="source_5f_code"/>
      <text:p text:style-name="source_5f_code"/>
      <text:p text:style-name="source_5f_code">cout &lt;&lt; "Datum: "; </text:p>
      <text:p text:style-name="source_5f_code">// flushiraj cout buffer da bi se Datum: prikazalo prije samog datuma </text:p>
      <text:p text:style-name="source_5f_code">flush(cout); </text:p>
      <text:p text:style-name="source_5f_code">system("date +%F"); </text:p>
      <text:p text:style-name="source_5f_code"/>
      <text:p text:style-name="source_5f_code">} </text:p>
      <text:p text:style-name="source_5f_code"/>
      <text:p text:style-name="source_5f_code">void show_firma_podaci() </text:p>
      <text:p text:style-name="source_5f_code">{ </text:p>
      <text:p text:style-name="source_5f_code"><text:tab/>cout &lt;&lt; "Naziv firme: " &lt;&lt; FIRMA &lt;&lt; endl; </text:p>
      <text:p text:style-name="source_5f_code"><text:tab/>cout &lt;&lt; "Adresa: <text:s text:c="5"/>" &lt;&lt; FIRMA_ADRESA &lt;&lt; endl; </text:p>
      <text:p text:style-name="source_5f_code"><text:tab/>cout &lt;&lt; "web: <text:s text:c="8"/>" &lt;&lt; FIRMA_WEB &lt;&lt; endl; </text:p>
      <text:p text:style-name="source_5f_code"/>
      <text:p text:style-name="source_5f_code">} </text:p>
      <text:p text:style-name="source_5f_code"/>
      <text:p text:style-name="source_5f_code">void show_zaglavlje() </text:p>
      <text:p text:style-name="source_5f_code">{ </text:p>
      <text:p text:style-name="source_5f_code"><text:tab/>podvuci(LINIJA_DEBELA); </text:p>
      <text:p text:style-name="source_5f_code"><text:tab/>show_firma_podaci(); </text:p>
      <text:p text:style-name="source_5f_code"/>
      <text:p text:style-name="source_5f_code"><text:tab/>podvuci(LINIJA_TANKA); </text:p>
      <text:p text:style-name="source_5f_code"><text:tab/>show_danasnji_datum(); </text:p>
      <text:p text:style-name="source_5f_code"><text:tab/>podvuci(LINIJA_DEBELA); </text:p>
      <text:p text:style-name="source_5f_code"/>
      <text:p text:style-name="source_5f_code"/>
      <text:p text:style-name="source_5f_code">} </text:p>
      <text:p text:style-name="source_5f_code"/>
      <text:p text:style-name="source_5f_code">const char *get_kupac_naziv(int id_kupac) </text:p>
      <text:p text:style-name="source_5f_code"><text:soft-page-break/>{ </text:p>
      <text:p text:style-name="source_5f_code"><text:tab/>// id_dobro = 1 =&gt; daj prvi elemenat matrice ! </text:p>
      <text:p text:style-name="source_5f_code"><text:tab/>return A_KUPCI_NAZ[id_kupac-1]; </text:p>
      <text:p text:style-name="source_5f_code">} </text:p>
      <text:p text:style-name="source_5f_code"/>
      <text:p text:style-name="source_5f_code">const char *get_dobro_naziv(int id_dobro) </text:p>
      <text:p text:style-name="source_5f_code">{ </text:p>
      <text:p text:style-name="source_5f_code"><text:tab/>// id_dobro = 1 =&gt; daj prvi elemenat matrice ! </text:p>
      <text:p text:style-name="source_5f_code"><text:tab/>return A_DOBRA_NAZ[id_dobro-1]; </text:p>
      <text:p text:style-name="source_5f_code">} </text:p>
      <text:p text:style-name="source_5f_code"/>
      <text:p text:style-name="source_5f_code">const double get_dobro_cijena(int id_dobro) </text:p>
      <text:p text:style-name="source_5f_code">{ </text:p>
      <text:p text:style-name="source_5f_code"><text:tab/>return A_DOBRA_CIJ[id_dobro-1]; </text:p>
      <text:p text:style-name="source_5f_code">} </text:p>
      <text:p text:style-name="source_5f_code"/>
      <text:p text:style-name="source_5f_code"/>
      <text:p text:style-name="source_5f_code">int meni_odaberi_kupca() </text:p>
      <text:p text:style-name="source_5f_code">{ </text:p>
      <text:p text:style-name="source_5f_code"><text:tab/>int rez; </text:p>
      <text:p text:style-name="source_5f_code"><text:tab/>podvuci(LINIJA_DEBELA); </text:p>
      <text:p text:style-name="source_5f_code"/>
      <text:p text:style-name="source_5f_code"><text:tab/>podvuci(LINIJA_TANKA); </text:p>
      <text:p text:style-name="source_5f_code"/>
      <text:p text:style-name="source_5f_code"/>
      <text:p text:style-name="source_5f_code"><text:tab/>// http://www.cs.duke.edu/courses/cps149s/fall99/resources/n2.html </text:p>
      <text:p text:style-name="source_5f_code"><text:tab/>// setw( width ) : gives a minimum width for the next output operation </text:p>
      <text:p text:style-name="source_5f_code"><text:tab/>// ovdje sam citav sahat ostao dok nisam nekako dodo ovaj resetiosflags </text:p>
      <text:p text:style-name="source_5f_code"><text:tab/>// koji mi je pomogao da red formatiram kako zelim ?! </text:p>
      <text:p text:style-name="source_5f_code"><text:tab/>// je li ovo gcc/libc++ bug ili nesto drugo ne znam </text:p>
      <text:p text:style-name="source_5f_code"/>
      <text:p text:style-name="source_5f_code"><text:tab/>for (int i=1; i&lt;=KUPCI_LENGTH; i++) </text:p>
      <text:p text:style-name="source_5f_code"><text:tab/><text:tab/>cout &lt;&lt; setiosflags(ios::right) <text:s/>&lt;&lt; setw(5) &lt;&lt; i </text:p>
      <text:p text:style-name="source_5f_code"><text:s text:c="13"/>&lt;&lt; resetiosflags(ios::right) &lt;&lt; setw(0) &lt;&lt; "" </text:p>
      <text:p text:style-name="source_5f_code"><text:s text:c="13"/>&lt;&lt; setiosflags(ios::left) &lt;&lt; setw(2) &lt;&lt; "." </text:p>
      <text:p text:style-name="source_5f_code"><text:s text:c="13"/>&lt;&lt; setiosflags(ios::left) &lt;&lt; setw(50) &lt;&lt; <text:s/>get_kupac_naziv(i) </text:p>
      <text:p text:style-name="source_5f_code"><text:tab/><text:tab/> <text:s text:c="4"/>&lt;&lt; endl ; </text:p>
      <text:p text:style-name="source_5f_code"/>
      <text:p text:style-name="source_5f_code"><text:tab/>podvuci(LINIJA_DEBELA); </text:p>
      <text:p text:style-name="source_5f_code"/>
      <text:p text:style-name="source_5f_code"><text:tab/>rez = 0; </text:p>
      <text:p text:style-name="source_5f_code"/>
      <text:p text:style-name="source_5f_code"><text:tab/>do { </text:p>
      <text:p text:style-name="source_5f_code"><text:tab/> <text:s/>cout &lt;&lt; "Odaberite zeljenog kupca (unijeti broj): " ; </text:p>
      <text:p text:style-name="source_5f_code"><text:tab/> <text:s/>cin &gt;&gt; rez; </text:p>
      <text:p text:style-name="source_5f_code"><text:tab/>} while( (rez&lt;1) || (rez&gt;KUPCI_LENGTH)); </text:p>
      <text:p text:style-name="source_5f_code"/>
      <text:p text:style-name="source_5f_code"><text:tab/>return rez; </text:p>
      <text:p text:style-name="source_5f_code">} </text:p>
      <text:p text:style-name="source_5f_code"/>
      <text:p text:style-name="source_5f_code"/>
      <text:p text:style-name="source_5f_code">int meni_odaberi_dobro() </text:p>
      <text:p text:style-name="source_5f_code">{ </text:p>
      <text:p text:style-name="source_5f_code"><text:tab/>int rez; </text:p>
      <text:p text:style-name="source_5f_code"><text:tab/>podvuci(LINIJA_DEBELA); </text:p>
      <text:p text:style-name="source_5f_code"/>
      <text:p text:style-name="source_5f_code"><text:tab/>podvuci(LINIJA_TANKA); </text:p>
      <text:p text:style-name="source_5f_code"/>
      <text:p text:style-name="source_5f_code"/>
      <text:p text:style-name="source_5f_code"><text:tab/>// http://www.cs.duke.edu/courses/cps149s/fall99/resources/n2.html </text:p>
      <text:p text:style-name="source_5f_code"><text:tab/>// setw( width ) : gives a minimum width for the next output operation </text:p>
      <text:p text:style-name="source_5f_code"><text:tab/>// ovdje sam citav sahat ostao dok nisam nekako dodo ovaj resetiosflags </text:p>
      <text:p text:style-name="source_5f_code"><text:tab/>// koji mi je pomogao da red formatiram kako zelim ?! </text:p>
      <text:p text:style-name="source_5f_code"><text:tab/>// je li ovo gcc/libc++ bug ili nesto drugo ne znam </text:p>
      <text:p text:style-name="source_5f_code"/>
      <text:p text:style-name="source_5f_code"><text:soft-page-break/><text:tab/>for (int i=1; i&lt;=DOBRA_LENGTH; i++) </text:p>
      <text:p text:style-name="source_5f_code"><text:tab/><text:tab/>cout &lt;&lt; setiosflags(ios::right) <text:s/>&lt;&lt; setw(5) &lt;&lt; i </text:p>
      <text:p text:style-name="source_5f_code"><text:s text:c="13"/>&lt;&lt; resetiosflags(ios::right) &lt;&lt; setw(0) &lt;&lt; "" </text:p>
      <text:p text:style-name="source_5f_code"><text:s text:c="13"/>&lt;&lt; setiosflags(ios::left) &lt;&lt; setw(2) &lt;&lt; "." </text:p>
      <text:p text:style-name="source_5f_code"><text:s text:c="13"/>&lt;&lt; setiosflags(ios::left) &lt;&lt; setw(38) &lt;&lt; <text:s/>get_dobro_naziv(i) </text:p>
      <text:p text:style-name="source_5f_code"><text:s text:c="13"/>&lt;&lt; setiosflags(ios::right) &lt;&lt; setw(8) &lt;&lt; <text:s/>get_dobro_cijena(i) &lt;&lt; " KM/sahat (cijena bez PDV)" </text:p>
      <text:p text:style-name="source_5f_code"><text:tab/><text:tab/> <text:s text:c="4"/>&lt;&lt; endl ; </text:p>
      <text:p text:style-name="source_5f_code"/>
      <text:p text:style-name="source_5f_code"><text:tab/>podvuci(LINIJA_DEBELA); </text:p>
      <text:p text:style-name="source_5f_code"/>
      <text:p text:style-name="source_5f_code"><text:tab/>rez = -1; </text:p>
      <text:p text:style-name="source_5f_code"/>
      <text:p text:style-name="source_5f_code"><text:tab/>do { </text:p>
      <text:p text:style-name="source_5f_code"><text:tab/> <text:s/>cout &lt;&lt; "Odaberite zeljeno dobro (0-izlaz): " ; </text:p>
      <text:p text:style-name="source_5f_code"><text:tab/> <text:s/>cin &gt;&gt; rez; </text:p>
      <text:p text:style-name="source_5f_code"/>
      <text:p text:style-name="source_5f_code"><text:tab/> <text:s/>if (rez == 0) </text:p>
      <text:p text:style-name="source_5f_code"><text:tab/><text:tab/> <text:s/>return 0; </text:p>
      <text:p text:style-name="source_5f_code"/>
      <text:p text:style-name="source_5f_code"><text:tab/>} while( (rez&lt;1) || (rez&gt;DOBRA_LENGTH)); </text:p>
      <text:p text:style-name="source_5f_code"/>
      <text:p text:style-name="source_5f_code"><text:tab/>return rez; </text:p>
      <text:p text:style-name="source_5f_code">} </text:p>
      <text:p text:style-name="source_5f_code"/>
      <text:p text:style-name="source_5f_code"/>
      <text:p text:style-name="source_5f_code">void get_stavke_fakture() </text:p>
      <text:p text:style-name="source_5f_code">{ </text:p>
      <text:p text:style-name="source_5f_code"><text:tab/>int dobro_id, stavki_fakture; </text:p>
      <text:p text:style-name="source_5f_code"/>
      <text:p text:style-name="source_5f_code"><text:tab/>double kolicina; </text:p>
      <text:p text:style-name="source_5f_code"/>
      <text:p text:style-name="source_5f_code"/>
      <text:p text:style-name="source_5f_code"><text:tab/>stavki_fakture = 0; </text:p>
      <text:p text:style-name="source_5f_code"/>
      <text:p text:style-name="source_5f_code"><text:tab/>// vrti dok ne uneses max stavki fakture ili korisnik ne odabere 0 na odabiru dobra </text:p>
      <text:p text:style-name="source_5f_code"><text:tab/>do { </text:p>
      <text:p text:style-name="source_5f_code"><text:tab/><text:tab/> podvuci(LINIJA_DEBELA); </text:p>
      <text:p text:style-name="source_5f_code"><text:tab/><text:tab/> cout &lt;&lt; "UNOSIM STAVKU FAKTURE No: " &lt;&lt; stavki_fakture+1 &lt;&lt; endl; </text:p>
      <text:p text:style-name="source_5f_code"><text:tab/><text:tab/> podvuci(LINIJA_DEBELA); </text:p>
      <text:p text:style-name="source_5f_code"/>
      <text:p text:style-name="source_5f_code"><text:tab/><text:tab/> dobro_id = meni_odaberi_dobro(); </text:p>
      <text:p text:style-name="source_5f_code"/>
      <text:p text:style-name="source_5f_code"><text:tab/><text:tab/> if (dobro_id == 0) { </text:p>
      <text:p text:style-name="source_5f_code"><text:tab/><text:tab/><text:tab/> // korisnik ne zeli dalji unos stavki </text:p>
      <text:p text:style-name="source_5f_code"><text:tab/><text:tab/><text:tab/> // upravo ce nam kolona id dobra = 0 signalizirati da je predhodna stavka </text:p>
      <text:p text:style-name="source_5f_code"><text:tab/><text:tab/><text:tab/> // posljednja unesena za fakturu </text:p>
      <text:p text:style-name="source_5f_code"><text:tab/><text:tab/><text:tab/> aFaktura[stavki_fakture][FAKT_COL_ID_DOBRA] = 0; </text:p>
      <text:p text:style-name="source_5f_code"><text:tab/><text:tab/><text:tab/> cout &lt;&lt; "korisnik je prekinuo unos na stavci " &lt;&lt; stavki_fakture+1 &lt;&lt; endl; </text:p>
      <text:p text:style-name="source_5f_code"><text:tab/><text:tab/><text:tab/> break; </text:p>
      <text:p text:style-name="source_5f_code"><text:tab/><text:tab/> } </text:p>
      <text:p text:style-name="source_5f_code"/>
      <text:p text:style-name="source_5f_code"><text:tab/><text:tab/> cout &lt;&lt; "Unesite kolicinu: "; </text:p>
      <text:p text:style-name="source_5f_code"><text:tab/><text:tab/> cin &gt;&gt; kolicina; </text:p>
      <text:p text:style-name="source_5f_code"/>
      <text:p text:style-name="source_5f_code"/>
      <text:p text:style-name="source_5f_code"><text:tab/><text:tab/> if (abs(kolicina) &gt; 0.0) { </text:p>
      <text:p text:style-name="source_5f_code"><text:tab/><text:tab/><text:tab/> <text:s text:c="4"/>// punim matricu aFaktura </text:p>
      <text:p text:style-name="source_5f_code"><text:tab/><text:tab/><text:tab/><text:tab/> cout <text:s/>&lt;&lt; "dodajem stavku" &lt;&lt; stavki_fakture+1 &lt;&lt; " u fakturu .." &lt;&lt; endl; </text:p>
      <text:p text:style-name="source_5f_code"><text:tab/><text:tab/><text:tab/><text:tab/> aFaktura[stavki_fakture][FAKT_COL_KOL] = kolicina; </text:p>
      <text:p text:style-name="source_5f_code"><text:tab/><text:tab/><text:tab/><text:tab/> aFaktura[stavki_fakture][FAKT_COL_ID_DOBRA] = dobro_id; </text:p>
      <text:p text:style-name="source_5f_code"><text:tab/><text:tab/><text:tab/><text:tab/> aFaktura[stavki_fakture][FAKT_COL_ID_VRIJEDNOST] = get_dobro_cijena(dobro_id) * <text:s/></text:p>
      <text:p text:style-name="source_5f_code"><text:s text:c="86"/>kolicina; </text:p>
      <text:p text:style-name="source_5f_code"><text:tab/><text:tab/><text:tab/><text:tab/> stavki_fakture++; </text:p>
      <text:p text:style-name="source_5f_code"><text:tab/><text:tab/> } </text:p>
      <text:p text:style-name="source_5f_code"/>
      <text:p text:style-name="source_5f_code"><text:soft-page-break/><text:s/></text:p>
      <text:p text:style-name="source_5f_code"><text:tab/><text:tab/> if (stavki_fakture == FAKTURA_MAX_STAVKI) { </text:p>
      <text:p text:style-name="source_5f_code"><text:tab/><text:tab/><text:tab/> cout &lt;&lt; "max broj stavki u jednoj fakturi je " &lt;&lt; FAKTURA_MAX_STAVKI &lt;&lt; endl; </text:p>
      <text:p text:style-name="source_5f_code"><text:tab/><text:tab/><text:tab/> break; </text:p>
      <text:p text:style-name="source_5f_code"><text:tab/><text:tab/> } </text:p>
      <text:p text:style-name="source_5f_code"/>
      <text:p text:style-name="source_5f_code"/>
      <text:p text:style-name="source_5f_code"><text:tab/>} while (1); </text:p>
      <text:p text:style-name="source_5f_code"/>
      <text:p text:style-name="source_5f_code">} </text:p>
      <text:p text:style-name="source_5f_code"/>
      <text:p text:style-name="source_5f_code"/>
      <text:p text:style-name="source_5f_code">void show_kupac(int kupac_id) </text:p>
      <text:p text:style-name="source_5f_code">{ </text:p>
      <text:p text:style-name="source_5f_code"><text:tab/>cout &lt;&lt; "Kupac: " &lt;&lt; get_kupac_naziv(kupac_id) &lt;&lt; endl; </text:p>
      <text:p text:style-name="source_5f_code">} </text:p>
      <text:p text:style-name="source_5f_code"/>
      <text:p text:style-name="source_5f_code">void show_faktura_header() </text:p>
      <text:p text:style-name="source_5f_code">{ </text:p>
      <text:p text:style-name="source_5f_code"/>
      <text:p text:style-name="source_5f_code"><text:s text:c="2"/>cout &lt;&lt; setiosflags(ios::right) <text:s/>&lt;&lt; setw(6) &lt;&lt; "R.br" </text:p>
      <text:p text:style-name="source_5f_code"><text:tab/> <text:s text:c="2"/>&lt;&lt; resetiosflags(ios::right) &lt;&lt; setw(0) &lt;&lt; "" </text:p>
      <text:p text:style-name="source_5f_code"><text:tab/> <text:s text:c="2"/>&lt;&lt; setiosflags(ios::left) &lt;&lt; setw(40) &lt;&lt; " <text:s text:c="6"/>Dobro" </text:p>
      <text:p text:style-name="source_5f_code"><text:tab/> <text:s text:c="2"/>&lt;&lt; setiosflags(ios::right) &lt;&lt; setw(10) &lt;&lt; "Kolicina" </text:p>
      <text:p text:style-name="source_5f_code"><text:tab/> <text:s text:c="2"/>&lt;&lt; setw(10) &lt;&lt; "Cijena" </text:p>
      <text:p text:style-name="source_5f_code"><text:s text:c="7"/>&lt;&lt; setw(12) &lt;&lt; "Vrijednost" </text:p>
      <text:p text:style-name="source_5f_code"><text:s text:c="7"/>&lt;&lt; endl; </text:p>
      <text:p text:style-name="source_5f_code">} </text:p>
      <text:p text:style-name="source_5f_code">int show_stavka_fakture(int stavka_no) </text:p>
      <text:p text:style-name="source_5f_code">{ </text:p>
      <text:p text:style-name="source_5f_code"/>
      <text:p text:style-name="source_5f_code"><text:tab/>int dobro_id = (int) aFaktura[stavka_no][FAKT_COL_ID_DOBRA]; </text:p>
      <text:p text:style-name="source_5f_code"/>
      <text:p text:style-name="source_5f_code"><text:tab/>if (dobro_id &gt; 0) { </text:p>
      <text:p text:style-name="source_5f_code"><text:tab/> <text:s text:c="2"/>cout &lt;&lt; setiosflags(ios::right) &lt;&lt; setw(5) &lt;&lt; stavka_no+1 </text:p>
      <text:p text:style-name="source_5f_code"><text:tab/><text:tab/><text:tab/>&lt;&lt; resetiosflags(ios::right) &lt;&lt; setw(0) &lt;&lt; "" </text:p>
      <text:p text:style-name="source_5f_code"><text:tab/><text:tab/><text:tab/>&lt;&lt; setiosflags(ios::left) &lt;&lt; setw(2) &lt;&lt; "." </text:p>
      <text:p text:style-name="source_5f_code"><text:tab/> <text:s text:c="7"/>&lt;&lt; setiosflags(ios::left) &lt;&lt; setw(40) &lt;&lt; get_dobro_naziv(dobro_id) </text:p>
      <text:p text:style-name="source_5f_code"><text:tab/> <text:s text:c="7"/>&lt;&lt; setiosflags(ios::right) &lt;&lt; setw(10) &lt;&lt; setprecision(2) </text:p>
      <text:p text:style-name="source_5f_code"><text:s text:c="16"/>&lt;&lt; setiosflags(ios::fixed|ios::showpoint) </text:p>
      <text:p text:style-name="source_5f_code"><text:tab/> <text:s text:c="7"/>&lt;&lt; aFaktura[stavka_no][FAKT_COL_KOL] </text:p>
      <text:p text:style-name="source_5f_code"><text:tab/> <text:s text:c="7"/>&lt;&lt; setw(10) <text:s/>&lt;&lt; <text:s/>get_dobro_cijena(dobro_id) </text:p>
      <text:p text:style-name="source_5f_code"><text:s text:c="12"/>&lt;&lt; setw(12) &lt;&lt; aFaktura[stavka_no][FAKT_COL_ID_VRIJEDNOST] </text:p>
      <text:p text:style-name="source_5f_code"><text:s text:c="12"/>&lt;&lt; endl; </text:p>
      <text:p text:style-name="source_5f_code"/>
      <text:p text:style-name="source_5f_code"><text:tab/>} </text:p>
      <text:p text:style-name="source_5f_code"/>
      <text:p text:style-name="source_5f_code"><text:tab/>return dobro_id; </text:p>
      <text:p text:style-name="source_5f_code"/>
      <text:p text:style-name="source_5f_code">} </text:p>
      <text:p text:style-name="source_5f_code"/>
      <text:p text:style-name="source_5f_code">void show_faktura(int kupac_id) </text:p>
      <text:p text:style-name="source_5f_code">{ </text:p>
      <text:p text:style-name="source_5f_code"><text:s text:c="3"/>show_zaglavlje(); </text:p>
      <text:p text:style-name="source_5f_code"/>
      <text:p text:style-name="source_5f_code"><text:s text:c="3"/>show_kupac(kupac_id); </text:p>
      <text:p text:style-name="source_5f_code"><text:s text:c="3"/>podvuci(LINIJA_DEBELA); </text:p>
      <text:p text:style-name="source_5f_code"/>
      <text:p text:style-name="source_5f_code"><text:s text:c="3"/>show_faktura_header(); </text:p>
      <text:p text:style-name="source_5f_code"><text:s text:c="3"/>podvuci(LINIJA_TANKA); </text:p>
      <text:p text:style-name="source_5f_code"/>
      <text:p text:style-name="source_5f_code"><text:s text:c="3"/>int dobro_id; </text:p>
      <text:p text:style-name="source_5f_code"/>
      <text:p text:style-name="source_5f_code"><text:s text:c="3"/>double ukupno_bez_pdv = 0.0; </text:p>
      <text:p text:style-name="source_5f_code"/>
      <text:p text:style-name="source_5f_code"><text:soft-page-break/><text:s text:c="3"/>for (int i=0; i&lt;FAKTURA_MAX_STAVKI; i++) { </text:p>
      <text:p text:style-name="source_5f_code"/>
      <text:p text:style-name="source_5f_code"><text:tab/> <text:s/>dobro_id = show_stavka_fakture(i); </text:p>
      <text:p text:style-name="source_5f_code"><text:tab/> <text:s/>if (dobro_id == 0) break; </text:p>
      <text:p text:style-name="source_5f_code"/>
      <text:p text:style-name="source_5f_code"><text:tab/> <text:s/>ukupno_bez_pdv += aFaktura[i][FAKT_COL_ID_VRIJEDNOST]; </text:p>
      <text:p text:style-name="source_5f_code"/>
      <text:p text:style-name="source_5f_code"><text:s text:c="3"/>} </text:p>
      <text:p text:style-name="source_5f_code"/>
      <text:p text:style-name="source_5f_code"><text:s text:c="3"/>podvuci(LINIJA_TANKA); </text:p>
      <text:p text:style-name="source_5f_code"/>
      <text:p text:style-name="source_5f_code"><text:s text:c="3"/>cout &lt;&lt; setw(COL_COUNT-13) &lt;&lt; "Ukupno BEZ PDV (KM):" &lt;&lt; setw(12) &lt;&lt; setprecision(2) </text:p>
      <text:p text:style-name="source_5f_code"><text:s text:c="39"/>&lt;&lt; setiosflags(ios::fixed|ios::showpoint) </text:p>
      <text:p text:style-name="source_5f_code"><text:tab/><text:tab/> <text:s text:c="21"/>&lt;&lt; ukupno_bez_pdv &lt;&lt; endl; </text:p>
      <text:p text:style-name="source_5f_code"/>
      <text:p text:style-name="source_5f_code"><text:s text:c="3"/>double v_pdv = ukupno_bez_pdv * PDV_STOPA / 100.00; </text:p>
      <text:p text:style-name="source_5f_code"/>
      <text:p text:style-name="source_5f_code"><text:s text:c="3"/>cout &lt;&lt; setw(COL_COUNT-13) <text:s/>&lt;&lt; "PDV (KM):" &lt;&lt; setw(12) </text:p>
      <text:p text:style-name="source_5f_code"><text:tab/><text:tab/> <text:s text:c="22"/>&lt;&lt; v_pdv &lt;&lt; endl; </text:p>
      <text:p text:style-name="source_5f_code"><text:s text:c="3"/>cout &lt;&lt; setw(COL_COUNT-13) <text:s/>&lt;&lt; "SVEUKUPNO SA PDV (KM):" &lt;&lt; setw(12) </text:p>
      <text:p text:style-name="source_5f_code"><text:tab/> <text:s text:c="4"/>&lt;&lt; ukupno_bez_pdv + v_pdv <text:s/>&lt;&lt; endl; </text:p>
      <text:p text:style-name="source_5f_code"/>
      <text:p text:style-name="source_5f_code"><text:s text:c="3"/>podvuci(LINIJA_DEBELA); </text:p>
      <text:p text:style-name="source_5f_code"/>
      <text:p text:style-name="source_5f_code">} </text:p>
      <text:p text:style-name="source_5f_code"/>
      <text:p text:style-name="source_5f_code">// ispisi ===== ... </text:p>
      <text:p text:style-name="source_5f_code">void podvuci(const char linija) </text:p>
      <text:p text:style-name="source_5f_code">{ </text:p>
      <text:p text:style-name="source_5f_code"><text:s text:c="3"/>for (int i=1; i&lt;COL_COUNT; i++) </text:p>
      <text:p text:style-name="source_5f_code"><text:tab/> <text:s text:c="2"/>cout &lt;&lt; linija; </text:p>
      <text:p text:style-name="source_5f_code"><text:s text:c="3"/>cout &lt;&lt; endl; </text:p>
      <text:p text:style-name="source_5f_code">} </text:p>
      <text:p text:style-name="source_5f_code"/>
      <text:p text:style-name="source_5f_code">void test_sif_kupci() </text:p>
      <text:p text:style-name="source_5f_code">{ </text:p>
      <text:p text:style-name="source_5f_code"><text:tab/>podvuci(LINIJA_DEBELA); </text:p>
      <text:p text:style-name="source_5f_code"><text:tab/>cout &lt;&lt; "test prikaz sifrarnika kupaca:" &lt;&lt; endl; </text:p>
      <text:p text:style-name="source_5f_code"><text:tab/>podvuci(LINIJA_TANKA); </text:p>
      <text:p text:style-name="source_5f_code"><text:tab/>for(int i=1; i&lt;=KUPCI_LENGTH; i++) </text:p>
      <text:p text:style-name="source_5f_code"><text:s text:c="6"/>cout &lt;&lt; get_kupac_naziv(i) &lt;&lt; endl; </text:p>
      <text:p text:style-name="source_5f_code"><text:tab/>podvuci(LINIJA_DEBELA); </text:p>
      <text:p text:style-name="source_5f_code">} </text:p>
      <text:p text:style-name="source_5f_code"/>
      <text:p text:style-name="source_5f_code">void test_sif_dobra() </text:p>
      <text:p text:style-name="source_5f_code">{ </text:p>
      <text:p text:style-name="source_5f_code"><text:tab/>podvuci(LINIJA_DEBELA); </text:p>
      <text:p text:style-name="source_5f_code"><text:tab/>cout &lt;&lt; "test prikaz sifrarnika dobara:" &lt;&lt; endl; </text:p>
      <text:p text:style-name="source_5f_code"><text:tab/>podvuci(LINIJA_TANKA); </text:p>
      <text:p text:style-name="source_5f_code"><text:tab/>for(int i=1; i&lt;=DOBRA_LENGTH; i++) </text:p>
      <text:p text:style-name="source_5f_code"><text:s text:c="6"/>cout &lt;&lt; get_dobro_naziv(i) <text:s/>&lt;&lt; "\t" &lt;&lt; get_dobro_cijena(i) &lt;&lt; endl; </text:p>
      <text:p text:style-name="source_5f_code"><text:tab/>podvuci(LINIJA_DEBELA); </text:p>
      <text:p text:style-name="source_5f_code">} </text:p>
      <text:p text:style-name="source_5f_code"/>
      <text:p text:style-name="source_5f_code">void test_zaglavlje() </text:p>
      <text:p text:style-name="source_5f_code">{ </text:p>
      <text:p text:style-name="source_5f_code"><text:tab/>show_zaglavlje(); </text:p>
      <text:p text:style-name="source_5f_code">} </text:p>
      <text:p text:style-name="source_5f_code"/>
      <text:p text:style-name="source_5f_code">void test() </text:p>
      <text:p text:style-name="source_5f_code">{ </text:p>
      <text:p text:style-name="source_5f_code"><text:tab/>test_sif_dobra(); </text:p>
      <text:p text:style-name="source_5f_code"><text:tab/>test_sif_kupci(); </text:p>
      <text:p text:style-name="source_5f_code"><text:tab/>test_zaglavlje(); </text:p>
      <text:p text:style-name="source_5f_code">} </text:p>
      <text:p text:style-name="source_5f_code"><text:soft-page-break/><text:s/></text:p>
      <text:p text:style-name="source_5f_code">// http://publications.gbdirect.co.uk/c_book/chapter10/arguments_to_main.html </text:p>
      <text:p text:style-name="source_5f_code">void usage(int argc, char **argv) { </text:p>
      <text:p text:style-name="source_5f_code"/>
      <text:p text:style-name="source_5f_code"><text:tab/>// prosetaj kroz argumente koji su proslijeđeni programu </text:p>
      <text:p text:style-name="source_5f_code"><text:tab/>while (argc--) { </text:p>
      <text:p text:style-name="source_5f_code"/>
      <text:p text:style-name="source_5f_code"><text:tab/><text:tab/>char *t_arg = *argv++; </text:p>
      <text:p text:style-name="source_5f_code"/>
      <text:p text:style-name="source_5f_code"><text:tab/><text:tab/>// http://www.cplusplus.com/reference/clibrary/cstring/strcmp/ </text:p>
      <text:p text:style-name="source_5f_code"><text:tab/><text:tab/>if (strcmp(t_arg, "--help") == 0) { </text:p>
      <text:p text:style-name="source_5f_code"><text:tab/><text:tab/> <text:s/>cout &lt;&lt; "UPR seminarski, hernad@bring.out.ba, ver 0.01" &lt;&lt; endl &lt;&lt; endl; </text:p>
      <text:p text:style-name="source_5f_code"><text:tab/><text:tab/> <text:s/>cout &lt;&lt; "Ovaj program omogucava unos pravljenje jednostavne porezne fakture" &lt;&lt; endl; </text:p>
      <text:p text:style-name="source_5f_code"><text:tab/><text:tab/> <text:s/>podvuci(LINIJA_DEBELA); </text:p>
      <text:p text:style-name="source_5f_code"><text:tab/><text:tab/>} </text:p>
      <text:p text:style-name="source_5f_code"/>
      <text:p text:style-name="source_5f_code"><text:tab/><text:tab/>if (strcmp(t_arg, "--test") == 0) { </text:p>
      <text:p text:style-name="source_5f_code"><text:tab/><text:tab/><text:tab/>test(); </text:p>
      <text:p text:style-name="source_5f_code"><text:tab/><text:tab/>} </text:p>
      <text:p text:style-name="source_5f_code"/>
      <text:p text:style-name="source_5f_code"><text:tab/>}; </text:p>
      <text:p text:style-name="source_5f_code"/>
      <text:p text:style-name="source_5f_code"/>
      <text:p text:style-name="source_5f_code">} </text:p>
      <text:p text:style-name="source_5f_code"/>
      <text:p text:style-name="source_5f_code"/>
      <text:p text:style-name="source_5f_code">int main(int argc, char **argv) { </text:p>
      <text:p text:style-name="source_5f_code"/>
      <text:p text:style-name="source_5f_code"><text:tab/>usage(argc, argv); </text:p>
      <text:p text:style-name="source_5f_code"/>
      <text:p text:style-name="source_5f_code"><text:tab/>//cout &lt;&lt; meni_odaberi_kupca(); </text:p>
      <text:p text:style-name="source_5f_code"/>
      <text:p text:style-name="source_5f_code"/>
      <text:p text:style-name="source_5f_code"><text:tab/>int kupac_id = meni_odaberi_kupca(); </text:p>
      <text:p text:style-name="source_5f_code"/>
      <text:p text:style-name="source_5f_code"><text:tab/>get_stavke_fakture(); </text:p>
      <text:p text:style-name="source_5f_code"/>
      <text:p text:style-name="source_5f_code"/>
      <text:p text:style-name="source_5f_code"><text:tab/>// pomakni se par redova radi preglednosti </text:p>
      <text:p text:style-name="source_5f_code"><text:tab/>for (int i=0; i&lt;5; i++) </text:p>
      <text:p text:style-name="source_5f_code"><text:s text:c="4"/><text:tab/>cout &lt;&lt; endl; </text:p>
      <text:p text:style-name="source_5f_code"/>
      <text:p text:style-name="source_5f_code"/>
      <text:p text:style-name="source_5f_code"><text:tab/>show_faktura(kupac_id); </text:p>
      <text:p text:style-name="source_5f_code"/>
      <text:p text:style-name="source_5f_code"><text:tab/>return 0; </text:p>
      <text:p text:style-name="source_5f_code">} </text:p>
      <text:p text:style-name="source_5f_code"/>
      <text:p text:style-name="source_5f_code"/>
      <text:p text:style-name="source_5f_code">==== kraj ===</text:p>
      <text:p text:style-name="source_5f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/>
      <style:text-properties fo:font-size="7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2T17:46:24</dc:date>
    <dc:creator>bringout </dc:creator>
    <meta:editing-duration>PT05H48M46S</meta:editing-duration>
    <meta:editing-cycles>8</meta:editing-cycles>
    <meta:generator>OpenOffice.org/3.2$Unix OpenOffice.org_project/320m12$Build-9483</meta:generator>
    <meta:document-statistic meta:table-count="1" meta:image-count="0" meta:object-count="0" meta:page-count="12" meta:paragraph-count="386" meta:word-count="1661" meta:character-count="13941"/>
  </office:meta>
</office:document-meta>
</file>